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.889cm" fo:margin-right="0cm" fo:margin-top="0cm" fo:margin-bottom="0cm" style:contextual-spacing="false" fo:line-height="100%" fo:text-indent="-0.889cm" style:auto-text-indent="false">
        <style:tab-stops>
          <style:tab-stop style:position="0.889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]<text:tab/>Allaire J, Xie Y, Dervieux C, McPherson J, Luraschi J, Ushey K, et al. rmarkdown: Dynamic documents for R. 2023.</text:p>
      <text:p text:style-name="P1">[2]<text:tab/>Benoit K, Obeng A. readtext: Import and handling for plain and formatted text files. 2023.</text:p>
      <text:p text:style-name="P1">[3]<text:tab/>Benoit K, Watanabe K, Wang H, Nulty P, Obeng A, Müller S, et al. quanteda: An R package for the quantitative analysis of textual data. Journal of Open Source Software 2018;3:774. https://doi.org/10.21105/joss.00774.</text:p>
      <text:p text:style-name="P1">[4]<text:tab/>Benoit K, Watanabe K, Wang H, Nulty P, Obeng A, Müller S, et al. quanteda: An R package for the quantitative analysis of textual data. Journal of Open Source Software 2018;3:774. https://doi.org/10.21105/joss.00774.</text:p>
      <text:p text:style-name="P1">[5]<text:tab/>Benoit K, Watanabe K, Wang H, Nulty P, Obeng A, Müller S, et al. quanteda: An R package for the quantitative analysis of textual data. Journal of Open Source Software 2018;3:774. https://doi.org/10.21105/joss.00774.</text:p>
      <text:p text:style-name="P1">[6]<text:tab/>Benoit K, Watanabe K, Wang H, Perry PO, Lauderdale B, Gruber J, et al. quanteda.textmodels: Scaling models and classifiers for textual data. 2023.</text:p>
      <text:p text:style-name="P1">[7]<text:tab/>Cinelli C, Ferwerda J, Hazlett C. sensemakr: Sensitivity analysis tools for regression models. 2021.</text:p>
      <text:p text:style-name="P1">[8]<text:tab/>Dowle M, Srinivasan A. data.table: Extension of `data.frame’. 2021.</text:p>
      <text:p text:style-name="P1">[9]<text:tab/>Francois R, Hernangómez D. bibtex: Bibtex parser. 2023.</text:p>
      <text:p text:style-name="P1">[10]<text:tab/>Freedman Ellis G, Schneider B. srvyr: `dplyr’-Like syntax for summary statistics of survey data. 2023.</text:p>
      <text:p text:style-name="P1">[11]<text:tab/>Gohel D. officer: Manipulation of microsoft word and PowerPoint documents. 2023.</text:p>
      <text:p text:style-name="P1">[12]<text:tab/>Gohel D, Skintzos P. flextable: Functions for tabular reporting. 2023.</text:p>
      <text:p text:style-name="P1">[13]<text:tab/>Hlavac M. stargazer: Well-formatted regression and summary statistics tables. Bratislava, Slovakia: Social Policy Institute; 2022.</text:p>
      <text:p text:style-name="P1">[14]<text:tab/>Iannone R. DiagrammeR: Graph/Network visualization. 2023.</text:p>
      <text:p text:style-name="P1">[15]<text:tab/>Larmarange J. labelled: Manipulating labelled data. 2023.</text:p>
      <text:p text:style-name="P1">[16]<text:tab/>Lumley T. Analysis of complex survey samples. Journal of Statistical Software 2004;9:1–19.</text:p>
      <text:p text:style-name="P1">[17]<text:tab/>Lumley T. Complex surveys: A guide to analysis using R: A guide to analysis using R. John Wiley and Sons; 2010.</text:p>
      <text:p text:style-name="P1">[18]<text:tab/>Lumley T. survey: analysis of complex survey samples 2023.</text:p>
      <text:p text:style-name="P1">[19]<text:tab/>Mazerolle MJ. AICcmodavg: Model selection and multimodel inference based on (Q)AIC(c). 2023.</text:p>
      <text:p text:style-name="P1">[20]<text:tab/>McLean MW. Straightforward bibliography management in R using the RefManager package. 2014.</text:p>
      <text:p text:style-name="P1">[21]<text:tab/>McLean MW. RefManageR: Import and manage BibTeX and BibLaTeX references in R. The Journal of Open Source Software 2017. https://doi.org/10.21105/joss.00338.</text:p>
      <text:p text:style-name="P1">[22]<text:tab/>Ottolinger P. bib2df: Parse a BibTeX file to a data frame. 2019.</text:p>
      <text:p text:style-name="P1">[23]<text:tab/>R Core Team. R: A language and environment for statistical computing. Vienna, Austria: R Foundation for Statistical Computing; 2022.</text:p>
      <text:p text:style-name="P1">[24]<text:tab/>Sjoberg DD, Whiting K, Curry M, Lavery JA, Larmarange J. Reproducible summary tables with the gtsummary package. The R Journal 2021;13:570–80. https://doi.org/10.32614/RJ-2021-053.</text:p>
      <text:p text:style-name="P1">[25]<text:tab/>Textor J, der Zander B van, Gilthorpe MS, Liśkiewicz M, Ellison GT. Robust causal inference using directed acyclic graphs: the R package `dagitty’. International Journal of Epidemiology 2016;45:1887–94. https://doi.org/10.1093/ije/dyw341.</text:p>
      <text:p text:style-name="P1"><text:soft-page-break/>[26]<text:tab/>Wickham H, Averick M, Bryan J, Chang W, McGowan LD, François R, et al. Welcome to the tidyverse. Journal of Open Source Software 2019;4:1686. https://doi.org/10.21105/joss.01686.</text:p>
      <text:p text:style-name="P1">[27]<text:tab/>Xie Y. knitr: A comprehensive tool for reproducible research in R. In: Stodden V, Leisch F, Peng RD, editors. Implementing reproducible computational research, Chapman and Hall/CRC; 2014.</text:p>
      <text:p text:style-name="P1">[28]<text:tab/>Xie Y. Dynamic documents with R and knitr. 2nd ed. Boca Raton, Florida: Chapman and Hall/CRC; 2015.</text:p>
      <text:p text:style-name="P1">[29]<text:tab/>Xie Y. knitr: A general-purpose package for dynamic report generation in R. 2023.</text:p>
      <text:p text:style-name="P1">[30]<text:tab/>Xie Y, Allaire JJ, Grolemund G. R markdown: The definitive guide. Boca Raton, Florida: Chapman and Hall/CRC; 2018.</text:p>
      <text:p text:style-name="P1">[31]<text:tab/>Xie Y, Dervieux C, Riederer E. R markdown cookbook. Boca Raton, Florida: Chapman and Hall/CRC; 202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31" meta:word-count="567" meta:character-count="3828" meta:non-whitespace-character-count="3295"/>
    <meta:generator>LibreOffice/7.5.4.2$Linux_X86_64 LibreOffice_project/f5df176c80caea84288e6d2ddbbc413e4968a422</meta:generator>
  </office:meta>
</office:document-meta>
</file>